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1/styles.xml" manifest:media-type="text/xml"/>
  <manifest:file-entry manifest:full-path="Object 51/content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9/styles.xml" manifest:media-type="text/xml"/>
  <manifest:file-entry manifest:full-path="Object 49/meta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8/content.xml" manifest:media-type="text/xml"/>
  <manifest:file-entry manifest:full-path="Object 48/meta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106.68mm"/>
    </style:style>
    <style:style style:name="co15" style:family="table-column">
      <style:table-column-properties fo:break-before="auto" style:column-width="64.08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4.35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88.04mm"/>
    </style:style>
    <style:style style:name="co20" style:family="table-column">
      <style:table-column-properties fo:break-before="auto" style:column-width="53.46mm"/>
    </style:style>
    <style:style style:name="co21" style:family="table-column">
      <style:table-column-properties fo:break-before="auto" style:column-width="68.16mm"/>
    </style:style>
    <style:style style:name="co22" style:family="table-column">
      <style:table-column-properties fo:break-before="auto" style:column-width="89.68mm"/>
    </style:style>
    <style:style style:name="co23" style:family="table-column">
      <style:table-column-properties fo:break-before="auto" style:column-width="63.25mm"/>
    </style:style>
    <style:style style:name="co24" style:family="table-column">
      <style:table-column-properties fo:break-before="auto" style:column-width="67.08mm"/>
    </style:style>
    <style:style style:name="co25" style:family="table-column">
      <style:table-column-properties fo:break-before="auto" style:column-width="70.61mm"/>
    </style:style>
    <style:style style:name="co26" style:family="table-column">
      <style:table-column-properties fo:break-before="auto" style:column-width="62.18mm"/>
    </style:style>
    <style:style style:name="co27" style:family="table-column">
      <style:table-column-properties fo:break-before="auto" style:column-width="61.08mm"/>
    </style:style>
    <style:style style:name="co28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graphs_sec_cpu_split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table:style-name="ce1" office:value-type="float" office:value="0.023" calcext:value-type="float">
            <text:p>0,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table:style-name="ce1" office:value-type="float" office:value="31.325" calcext:value-type="float">
            <text:p>31,325</text:p>
          </table:table-cell>
          <table:table-cell table:style-name="ce1" office:value-type="float" office:value="30.801" calcext:value-type="float">
            <text:p>30,801</text:p>
          </table:table-cell>
          <table:table-cell table:style-name="ce1" office:value-type="float" office:value="30.4" calcext:value-type="float">
            <text:p>30,4</text:p>
          </table:table-cell>
          <table:table-cell table:style-name="ce1" office:value-type="float" office:value="28.487" calcext:value-type="float">
            <text:p>28,487</text:p>
          </table:table-cell>
          <table:table-cell table:style-name="ce1" office:value-type="float" office:value="24.101" calcext:value-type="float">
            <text:p>24,101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table:style-name="ce1" office:value-type="float" office:value="36.363" calcext:value-type="float">
            <text:p>36,363</text:p>
          </table:table-cell>
          <table:table-cell table:style-name="ce1" office:value-type="float" office:value="34.453" calcext:value-type="float">
            <text:p>34,453</text:p>
          </table:table-cell>
          <table:table-cell table:style-name="ce1" office:value-type="float" office:value="31.927" calcext:value-type="float">
            <text:p>31,927</text:p>
          </table:table-cell>
          <table:table-cell table:style-name="ce1" office:value-type="float" office:value="31.438" calcext:value-type="float">
            <text:p>31,438</text:p>
          </table:table-cell>
          <table:table-cell table:style-name="ce1" office:value-type="float" office:value="31.03" calcext:value-type="float">
            <text:p>31,03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table:style-name="ce1" office:value-type="float" office:value="42.263" calcext:value-type="float">
            <text:p>42,263</text:p>
          </table:table-cell>
          <table:table-cell table:style-name="ce1" office:value-type="float" office:value="40.371" calcext:value-type="float">
            <text:p>40,371</text:p>
          </table:table-cell>
          <table:table-cell table:style-name="ce1" office:value-type="float" office:value="39.806" calcext:value-type="float">
            <text:p>39,806</text:p>
          </table:table-cell>
          <table:table-cell table:style-name="ce1" office:value-type="float" office:value="39.259" calcext:value-type="float">
            <text:p>39,259</text:p>
          </table:table-cell>
          <table:table-cell table:style-name="ce1" office:value-type="float" office:value="38.822" calcext:value-type="float">
            <text:p>38,822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table:style-name="ce1" office:value-type="float" office:value="48.855" calcext:value-type="float">
            <text:p>48,855</text:p>
          </table:table-cell>
          <table:table-cell table:style-name="ce1" office:value-type="float" office:value="48.015" calcext:value-type="float">
            <text:p>48,015</text:p>
          </table:table-cell>
          <table:table-cell table:style-name="ce1" office:value-type="float" office:value="47.214" calcext:value-type="float">
            <text:p>47,214</text:p>
          </table:table-cell>
          <table:table-cell table:style-name="ce1" office:value-type="float" office:value="46.62" calcext:value-type="float">
            <text:p>46,62</text:p>
          </table:table-cell>
          <table:table-cell table:style-name="ce1" office:value-type="float" office:value="46.298" calcext:value-type="float">
            <text:p>46,2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table:style-name="ce1" office:value-type="float" office:value="156.907" calcext:value-type="float">
            <text:p>156,907</text:p>
          </table:table-cell>
          <table:table-cell table:style-name="ce1" office:value-type="float" office:value="133.669" calcext:value-type="float">
            <text:p>133,669</text:p>
          </table:table-cell>
          <table:table-cell table:style-name="ce1" office:value-type="float" office:value="102.451" calcext:value-type="float">
            <text:p>102,451</text:p>
          </table:table-cell>
          <table:table-cell table:style-name="ce1" office:value-type="float" office:value="9.958" calcext:value-type="float">
            <text:p>9,958</text:p>
          </table:table-cell>
          <table:table-cell table:style-name="ce1" office:value-type="float" office:value="0.008" calcext:value-type="float">
            <text:p>0,00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table:style-name="ce1" office:value-type="float" office:value="86.667" calcext:value-type="float">
            <text:p>86,667</text:p>
          </table:table-cell>
          <table:table-cell table:style-name="ce1" office:value-type="float" office:value="24.194" calcext:value-type="float">
            <text:p>24,194</text:p>
          </table:table-cell>
          <table:table-cell table:style-name="ce1" office:value-type="float" office:value="1.535" calcext:value-type="float">
            <text:p>1,535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table:style-name="ce1" office:value-type="float" office:value="11.552" calcext:value-type="float">
            <text:p>11,552</text:p>
          </table:table-cell>
          <table:table-cell table:style-name="ce1" office:value-type="float" office:value="1.008" calcext:value-type="float">
            <text:p>1,008</text:p>
          </table:table-cell>
          <table:table-cell table:style-name="ce1" office:value-type="float" office:value="0.187" calcext:value-type="float">
            <text:p>0,187</text:p>
          </table:table-cell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98" calcext:value-type="float">
            <text:p>1,398</text:p>
          </table:table-cell>
          <table:table-cell table:style-name="ce1" office:value-type="float" office:value="0.599" calcext:value-type="float">
            <text:p>0,599</text:p>
          </table:table-cell>
          <table:table-cell table:style-name="ce1" office:value-type="float" office:value="22.132" calcext:value-type="float">
            <text:p>22,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5" calcext:value-type="float">
            <text:p>2,625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8.62490974729242" calcext:value-type="float">
            <text:p>8,6249097473</text:p>
          </table:table-cell>
          <table:table-cell table:formula="of:=([.G3]+[.E3])/[.B3]" office:value-type="float" office:value="17.0778339350181" calcext:value-type="float">
            <text:p>17,077833935</text:p>
          </table:table-cell>
          <table:table-cell table:formula="of:=([.H3]+[.E3])/[.B3]" office:value-type="float" office:value="117.424187725632" calcext:value-type="float">
            <text:p>117,4241877256</text:p>
          </table:table-cell>
          <table:table-cell table:formula="of:=([.I3]+[.E3])/[.B3]" office:value-type="float" office:value="8.62490974729242" calcext:value-type="float">
            <text:p>8,6249097473</text:p>
          </table:table-cell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8.23624548736462" calcext:value-type="float">
            <text:p>8,2362454874</text:p>
          </table:table-cell>
          <table:table-cell table:formula="of:=([.G4]+[.E4])/[.B4]" office:value-type="float" office:value="16.4328519855596" calcext:value-type="float">
            <text:p>16,4328519856</text:p>
          </table:table-cell>
          <table:table-cell table:formula="of:=([.H4]+[.E4])/[.B4]" office:value-type="float" office:value="85.1192779783394" calcext:value-type="float">
            <text:p>85,1192779783</text:p>
          </table:table-cell>
          <table:table-cell table:formula="of:=([.I4]+[.E4])/[.B4]" office:value-type="float" office:value="8.23624548736462" calcext:value-type="float">
            <text:p>8,2362454874</text:p>
          </table:table-cell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9.25162454873646" calcext:value-type="float">
            <text:p>9,2516245487</text:p>
          </table:table-cell>
          <table:table-cell table:formula="of:=([.G5]+[.E5])/[.B5]" office:value-type="float" office:value="18.3008664259928" calcext:value-type="float">
            <text:p>18,300866426</text:p>
          </table:table-cell>
          <table:table-cell table:formula="of:=([.H5]+[.E5])/[.B5]" office:value-type="float" office:value="75.0091696750903" calcext:value-type="float">
            <text:p>75,0091696751</text:p>
          </table:table-cell>
          <table:table-cell table:formula="of:=([.I5]+[.E5])/[.B5]" office:value-type="float" office:value="9.25162454873646" calcext:value-type="float">
            <text:p>9,2516245487</text:p>
          </table:table-cell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8.52447653429603" calcext:value-type="float">
            <text:p>8,5244765343</text:p>
          </table:table-cell>
          <table:table-cell table:formula="of:=([.G6]+[.E6])/[.B6]" office:value-type="float" office:value="17.1556678700361" calcext:value-type="float">
            <text:p>17,15566787</text:p>
          </table:table-cell>
          <table:table-cell table:formula="of:=([.H6]+[.E6])/[.B6]" office:value-type="float" office:value="64.9319133574007" calcext:value-type="float">
            <text:p>64,9319133574</text:p>
          </table:table-cell>
          <table:table-cell table:formula="of:=([.I6]+[.E6])/[.B6]" office:value-type="float" office:value="8.52447653429603" calcext:value-type="float">
            <text:p>8,5244765343</text:p>
          </table:table-cell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10.2775319148936" calcext:value-type="float">
            <text:p>10,2775319149</text:p>
          </table:table-cell>
          <table:table-cell table:formula="of:=([.G8]+[.E8])/[.B8]" office:value-type="float" office:value="21.9003404255319" calcext:value-type="float">
            <text:p>21,9003404255</text:p>
          </table:table-cell>
          <table:table-cell table:formula="of:=([.H8]+[.E8])/[.B8]" office:value-type="float" office:value="173.182212765957" calcext:value-type="float">
            <text:p>173,182212766</text:p>
          </table:table-cell>
          <table:table-cell table:formula="of:=([.I8]+[.E8])/[.B8]" office:value-type="float" office:value="10.2775319148936" calcext:value-type="float">
            <text:p>10,2775319149</text:p>
          </table:table-cell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10.0771063829787" calcext:value-type="float">
            <text:p>10,077106383</text:p>
          </table:table-cell>
          <table:table-cell table:formula="of:=([.G9]+[.E9])/[.B9]" office:value-type="float" office:value="20.2142127659574" calcext:value-type="float">
            <text:p>20,214212766</text:p>
          </table:table-cell>
          <table:table-cell table:formula="of:=([.H9]+[.E9])/[.B9]" office:value-type="float" office:value="103.118808510638" calcext:value-type="float">
            <text:p>103,1188085106</text:p>
          </table:table-cell>
          <table:table-cell table:formula="of:=([.I9]+[.E9])/[.B9]" office:value-type="float" office:value="10.0771063829787" calcext:value-type="float">
            <text:p>10,077106383</text:p>
          </table:table-cell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9.70723404255319" calcext:value-type="float">
            <text:p>9,7072340426</text:p>
          </table:table-cell>
          <table:table-cell table:formula="of:=([.G10]+[.E10])/[.B10]" office:value-type="float" office:value="19.7482553191489" calcext:value-type="float">
            <text:p>19,7482553191</text:p>
          </table:table-cell>
          <table:table-cell table:formula="of:=([.H10]+[.E10])/[.B10]" office:value-type="float" office:value="96.3685106382979" calcext:value-type="float">
            <text:p>96,3685106383</text:p>
          </table:table-cell>
          <table:table-cell table:formula="of:=([.I10]+[.E10])/[.B10]" office:value-type="float" office:value="9.70723404255319" calcext:value-type="float">
            <text:p>9,7072340426</text:p>
          </table:table-cell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9.33753191489362" calcext:value-type="float">
            <text:p>9,3375319149</text:p>
          </table:table-cell>
          <table:table-cell table:formula="of:=([.G11]+[.E11])/[.B11]" office:value-type="float" office:value="18.5927659574468" calcext:value-type="float">
            <text:p>18,5927659574</text:p>
          </table:table-cell>
          <table:table-cell table:formula="of:=([.H11]+[.E11])/[.B11]" office:value-type="float" office:value="71.563914893617" calcext:value-type="float">
            <text:p>71,5639148936</text:p>
          </table:table-cell>
          <table:table-cell table:formula="of:=([.I11]+[.E11])/[.B11]" office:value-type="float" office:value="9.33753191489362" calcext:value-type="float">
            <text:p>9,3375319149</text:p>
          </table:table-cell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21.0458566978193" calcext:value-type="float">
            <text:p>21,0458566978</text:p>
          </table:table-cell>
          <table:table-cell table:formula="of:=([.G13]+[.E13])/[.B13]" office:value-type="float" office:value="42.3760747663551" calcext:value-type="float">
            <text:p>42,3760747664</text:p>
          </table:table-cell>
          <table:table-cell table:formula="of:=([.H13]+[.E13])/[.B13]" office:value-type="float" office:value="226.299439252336" calcext:value-type="float">
            <text:p>226,2994392523</text:p>
          </table:table-cell>
          <table:table-cell table:formula="of:=([.I13]+[.E13])/[.B13]" office:value-type="float" office:value="21.0458566978193" calcext:value-type="float">
            <text:p>21,0458566978</text:p>
          </table:table-cell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18.1752647975078" calcext:value-type="float">
            <text:p>18,1752647975</text:p>
          </table:table-cell>
          <table:table-cell table:formula="of:=([.G14]+[.E14])/[.B14]" office:value-type="float" office:value="35.8272897196262" calcext:value-type="float">
            <text:p>35,8272897196</text:p>
          </table:table-cell>
          <table:table-cell table:formula="of:=([.H14]+[.E14])/[.B14]" office:value-type="float" office:value="136.557819314642" calcext:value-type="float">
            <text:p>136,5578193146</text:p>
          </table:table-cell>
          <table:table-cell table:formula="of:=([.I14]+[.E14])/[.B14]" office:value-type="float" office:value="18.1752647975078" calcext:value-type="float">
            <text:p>18,1752647975</text:p>
          </table:table-cell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19.4201869158878" calcext:value-type="float">
            <text:p>19,4201869159</text:p>
          </table:table-cell>
          <table:table-cell table:formula="of:=([.G15]+[.E15])/[.B15]" office:value-type="float" office:value="38.7760747663551" calcext:value-type="float">
            <text:p>38,7760747664</text:p>
          </table:table-cell>
          <table:table-cell table:formula="of:=([.H15]+[.E15])/[.B15]" office:value-type="float" office:value="113.19214953271" calcext:value-type="float">
            <text:p>113,1921495327</text:p>
          </table:table-cell>
          <table:table-cell table:formula="of:=([.I15]+[.E15])/[.B15]" office:value-type="float" office:value="19.4201869158878" calcext:value-type="float">
            <text:p>19,4201869159</text:p>
          </table:table-cell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17.3884735202492" calcext:value-type="float">
            <text:p>17,3884735202</text:p>
          </table:table-cell>
          <table:table-cell table:formula="of:=([.G16]+[.E16])/[.B16]" office:value-type="float" office:value="34.638691588785" calcext:value-type="float">
            <text:p>34,6386915888</text:p>
          </table:table-cell>
          <table:table-cell table:formula="of:=([.H16]+[.E16])/[.B16]" office:value-type="float" office:value="94.5947040498442" calcext:value-type="float">
            <text:p>94,5947040498</text:p>
          </table:table-cell>
          <table:table-cell table:formula="of:=([.I16]+[.E16])/[.B16]" office:value-type="float" office:value="17.3884735202492" calcext:value-type="float">
            <text:p>17,3884735202</text:p>
          </table:table-cell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13.3301421800948" calcext:value-type="float">
            <text:p>13,3301421801</text:p>
          </table:table-cell>
          <table:table-cell table:formula="of:=([.G18]+[.E18])/[.B18]" office:value-type="float" office:value="27.7678672985782" calcext:value-type="float">
            <text:p>27,7678672986</text:p>
          </table:table-cell>
          <table:table-cell table:formula="of:=([.H18]+[.E18])/[.B18]" office:value-type="float" office:value="165.824928909953" calcext:value-type="float">
            <text:p>165,82492891</text:p>
          </table:table-cell>
          <table:table-cell table:formula="of:=([.I18]+[.E18])/[.B18]" office:value-type="float" office:value="13.3301421800948" calcext:value-type="float">
            <text:p>13,3301421801</text:p>
          </table:table-cell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12.8892890995261" calcext:value-type="float">
            <text:p>12,8892890995</text:p>
          </table:table-cell>
          <table:table-cell table:formula="of:=([.G19]+[.E19])/[.B19]" office:value-type="float" office:value="25.9683886255924" calcext:value-type="float">
            <text:p>25,9683886256</text:p>
          </table:table-cell>
          <table:table-cell table:formula="of:=([.H19]+[.E19])/[.B19]" office:value-type="float" office:value="108.181706161137" calcext:value-type="float">
            <text:p>108,1817061611</text:p>
          </table:table-cell>
          <table:table-cell table:formula="of:=([.I19]+[.E19])/[.B19]" office:value-type="float" office:value="12.8892890995261" calcext:value-type="float">
            <text:p>12,8892890995</text:p>
          </table:table-cell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14.0683412322275" calcext:value-type="float">
            <text:p>14,0683412322</text:p>
          </table:table-cell>
          <table:table-cell table:formula="of:=([.G20]+[.E20])/[.B20]" office:value-type="float" office:value="27.9012796208531" calcext:value-type="float">
            <text:p>27,9012796209</text:p>
          </table:table-cell>
          <table:table-cell table:formula="of:=([.H20]+[.E20])/[.B20]" office:value-type="float" office:value="86.5972511848341" calcext:value-type="float">
            <text:p>86,5972511848</text:p>
          </table:table-cell>
          <table:table-cell table:formula="of:=([.I20]+[.E20])/[.B20]" office:value-type="float" office:value="14.0683412322275" calcext:value-type="float">
            <text:p>14,0683412322</text:p>
          </table:table-cell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12.6387677725119" calcext:value-type="float">
            <text:p>12,6387677725</text:p>
          </table:table-cell>
          <table:table-cell table:formula="of:=([.G21]+[.E21])/[.B21]" office:value-type="float" office:value="25.1049289099526" calcext:value-type="float">
            <text:p>25,10492891</text:p>
          </table:table-cell>
          <table:table-cell table:formula="of:=([.H21]+[.E21])/[.B21]" office:value-type="float" office:value="73.1392417061611" calcext:value-type="float">
            <text:p>73,1392417062</text:p>
          </table:table-cell>
          <table:table-cell table:formula="of:=([.I21]+[.E21])/[.B21]" office:value-type="float" office:value="12.6387677725119" calcext:value-type="float">
            <text:p>12,6387677725</text:p>
          </table:table-cell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8.23624548736462" calcext:value-type="float">
            <text:p>8,2362454874</text:p>
          </table:table-cell>
          <table:table-cell table:formula="of:=MIN([.G25:.G28])" office:value-type="float" office:value="16.4328519855596" calcext:value-type="float">
            <text:p>16,4328519856</text:p>
          </table:table-cell>
          <table:table-cell table:formula="of:=MIN([.H25:.H28])" office:value-type="float" office:value="64.9319133574007" calcext:value-type="float">
            <text:p>64,9319133574</text:p>
          </table:table-cell>
          <table:table-cell table:formula="of:=MIN([.I25:.I28])" office:value-type="float" office:value="8.23624548736462" calcext:value-type="float">
            <text:p>8,2362454874</text:p>
          </table:table-cell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9.33753191489362" calcext:value-type="float">
            <text:p>9,3375319149</text:p>
          </table:table-cell>
          <table:table-cell table:formula="of:=MIN([.G30:.G33])" office:value-type="float" office:value="18.5927659574468" calcext:value-type="float">
            <text:p>18,5927659574</text:p>
          </table:table-cell>
          <table:table-cell table:formula="of:=MIN([.H30:.H33])" office:value-type="float" office:value="71.563914893617" calcext:value-type="float">
            <text:p>71,5639148936</text:p>
          </table:table-cell>
          <table:table-cell table:formula="of:=MIN([.I30:.I33])" office:value-type="float" office:value="9.33753191489362" calcext:value-type="float">
            <text:p>9,3375319149</text:p>
          </table:table-cell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17.3884735202492" calcext:value-type="float">
            <text:p>17,3884735202</text:p>
          </table:table-cell>
          <table:table-cell table:formula="of:=MIN([.G35:.G38])" office:value-type="float" office:value="34.638691588785" calcext:value-type="float">
            <text:p>34,6386915888</text:p>
          </table:table-cell>
          <table:table-cell table:formula="of:=MIN([.H35:.H38])" office:value-type="float" office:value="94.5947040498442" calcext:value-type="float">
            <text:p>94,5947040498</text:p>
          </table:table-cell>
          <table:table-cell table:formula="of:=MIN([.I35:.I38])" office:value-type="float" office:value="17.3884735202492" calcext:value-type="float">
            <text:p>17,3884735202</text:p>
          </table:table-cell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12.6387677725119" calcext:value-type="float">
            <text:p>12,6387677725</text:p>
          </table:table-cell>
          <table:table-cell table:formula="of:=MIN([.G40:.G43])" office:value-type="float" office:value="25.1049289099526" calcext:value-type="float">
            <text:p>25,10492891</text:p>
          </table:table-cell>
          <table:table-cell table:formula="of:=MIN([.H40:.H43])" office:value-type="float" office:value="73.1392417061611" calcext:value-type="float">
            <text:p>73,1392417062</text:p>
          </table:table-cell>
          <table:table-cell table:formula="of:=MIN([.I40:.I43])" office:value-type="float" office:value="12.6387677725119" calcext:value-type="float">
            <text:p>12,6387677725</text:p>
          </table:table-cell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32" calcext:value-type="float">
            <text:p>32</text:p>
          </table:table-cell>
          <table:table-cell table:formula="of:=INDEX([.A110:.A113];MATCH([.G50];[.G25:.G28];0);1)" office:value-type="float" office:value="32" calcext:value-type="float">
            <text:p>32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32" calcext:value-type="float">
            <text:p>32</text:p>
          </table:table-cell>
          <table:table-cell table:formula="of:=INDEX([.A110:.A113];MATCH([.J50];[.J25:.J28];0);1)" office:value-type="float" office:value="32" calcext:value-type="float">
            <text:p>32</text:p>
          </table:table-cell>
          <table:table-cell table:formula="of:=INDEX([.A110:.A113];MATCH([.K50];[.K25:.K28];0);1)" office:value-type="float" office:value="64" calcext:value-type="float">
            <text:p>64</text:p>
          </table:table-cell>
          <table:table-cell table:formula="of:=INDEX([.A110:.A113];MATCH([.L50];[.L25:.L28];0);1)" office:value-type="float" office:value="64" calcext:value-type="float">
            <text:p>64</text:p>
          </table:table-cell>
          <table:table-cell table:formula="of:=INDEX([.A110:.A113];MATCH([.M50];[.M25:.M28];0);1)" office:value-type="float" office:value="64" calcext:value-type="float">
            <text:p>64</text:p>
          </table:table-cell>
          <table:table-cell table:formula="of:=INDEX([.A110:.A113];MATCH([.N50];[.N25:.N28];0);1)" office:value-type="float" office:value="64" calcext:value-type="float">
            <text:p>64</text:p>
          </table:table-cell>
          <table:table-cell table:formula="of:=INDEX([.A110:.A113];MATCH([.O50];[.O25:.O28];0);1)" office:value-type="float" office:value="64" calcext:value-type="float">
            <text:p>64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64" calcext:value-type="float">
            <text:p>64</text:p>
          </table:table-cell>
          <table:table-cell table:formula="of:=INDEX([.A110:.A113];MATCH([.G51];[.G30:.G33];0);1)" office:value-type="float" office:value="64" calcext:value-type="float">
            <text:p>64</text:p>
          </table:table-cell>
          <table:table-cell table:formula="of:=INDEX([.A110:.A113];MATCH([.H51];[.H30:.H33];0);1)" office:value-type="float" office:value="64" calcext:value-type="float">
            <text:p>64</text:p>
          </table:table-cell>
          <table:table-cell table:formula="of:=INDEX([.A110:.A113];MATCH([.I51];[.I30:.I33];0);1)" office:value-type="float" office:value="64" calcext:value-type="float">
            <text:p>64</text:p>
          </table:table-cell>
          <table:table-cell table:formula="of:=INDEX([.A110:.A113];MATCH([.J51];[.J30:.J33];0);1)" office:value-type="float" office:value="32" calcext:value-type="float">
            <text:p>32</text:p>
          </table:table-cell>
          <table:table-cell table:formula="of:=INDEX([.A110:.A113];MATCH([.K51];[.K30:.K33];0);1)" office:value-type="float" office:value="48" calcext:value-type="float">
            <text:p>48</text:p>
          </table:table-cell>
          <table:table-cell table:formula="of:=INDEX([.A110:.A113];MATCH([.L51];[.L30:.L33];0);1)" office:value-type="float" office:value="48" calcext:value-type="float">
            <text:p>48</text:p>
          </table:table-cell>
          <table:table-cell table:formula="of:=INDEX([.A110:.A113];MATCH([.M51];[.M30:.M33];0);1)" office:value-type="float" office:value="48" calcext:value-type="float">
            <text:p>48</text:p>
          </table:table-cell>
          <table:table-cell table:formula="of:=INDEX([.A110:.A113];MATCH([.N51];[.N30:.N33];0);1)" office:value-type="float" office:value="48" calcext:value-type="float">
            <text:p>48</text:p>
          </table:table-cell>
          <table:table-cell table:formula="of:=INDEX([.A110:.A113];MATCH([.O51];[.O30:.O33];0);1)" office:value-type="float" office:value="48" calcext:value-type="float">
            <text:p>48</text:p>
          </table:table-cell>
          <table:table-cell table:formula="of:=INDEX([.A110:.A113];MATCH([.P51];[.P30:.P33];0);1)" office:value-type="float" office:value="48" calcext:value-type="float">
            <text:p>48</text:p>
          </table:table-cell>
          <table:table-cell table:formula="of:=INDEX([.A110:.A113];MATCH([.Q51];[.Q30:.Q33];0);1)" office:value-type="float" office:value="48" calcext:value-type="float">
            <text:p>48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64" calcext:value-type="float">
            <text:p>64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32" calcext:value-type="float">
            <text:p>32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48" calcext:value-type="float">
            <text:p>48</text:p>
          </table:table-cell>
          <table:table-cell table:formula="of:=INDEX([.A110:.A113];MATCH([.M52];[.M35:.M38];0);1)" office:value-type="float" office:value="48" calcext:value-type="float">
            <text:p>48</text:p>
          </table:table-cell>
          <table:table-cell table:formula="of:=INDEX([.A110:.A113];MATCH([.N52];[.N35:.N38];0);1)" office:value-type="float" office:value="48" calcext:value-type="float">
            <text:p>48</text:p>
          </table:table-cell>
          <table:table-cell table:formula="of:=INDEX([.A110:.A113];MATCH([.O52];[.O35:.O38];0);1)" office:value-type="float" office:value="48" calcext:value-type="float">
            <text:p>48</text:p>
          </table:table-cell>
          <table:table-cell table:formula="of:=INDEX([.A110:.A113];MATCH([.P52];[.P35:.P38];0);1)" office:value-type="float" office:value="48" calcext:value-type="float">
            <text:p>48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32" calcext:value-type="float">
            <text:p>32</text:p>
          </table:table-cell>
          <table:table-cell table:formula="of:=INDEX([.A110:.A113];MATCH([.K53];[.K40:.K43];0);1)" office:value-type="float" office:value="48" calcext:value-type="float">
            <text:p>48</text:p>
          </table:table-cell>
          <table:table-cell table:formula="of:=INDEX([.A110:.A113];MATCH([.L53];[.L40:.L43];0);1)" office:value-type="float" office:value="48" calcext:value-type="float">
            <text:p>48</text:p>
          </table:table-cell>
          <table:table-cell table:formula="of:=INDEX([.A110:.A113];MATCH([.M53];[.M40:.M43];0);1)" office:value-type="float" office:value="48" calcext:value-type="float">
            <text:p>48</text:p>
          </table:table-cell>
          <table:table-cell table:formula="of:=INDEX([.A110:.A113];MATCH([.N53];[.N40:.N43];0);1)" office:value-type="float" office:value="48" calcext:value-type="float">
            <text:p>48</text:p>
          </table:table-cell>
          <table:table-cell table:formula="of:=INDEX([.A110:.A113];MATCH([.O53];[.O40:.O43];0);1)" office:value-type="float" office:value="48" calcext:value-type="float">
            <text:p>48</text:p>
          </table:table-cell>
          <table:table-cell table:formula="of:=INDEX([.A110:.A113];MATCH([.P53];[.P40:.P43];0);1)" office:value-type="float" office:value="48" calcext:value-type="float">
            <text:p>48</text:p>
          </table:table-cell>
          <table:table-cell table:formula="of:=INDEX([.A110:.A113];MATCH([.Q53];[.Q40:.Q43];0);1)" office:value-type="float" office:value="48" calcext:value-type="float">
            <text:p>48</text:p>
          </table:table-cell>
          <table:table-cell table:formula="of:=INDEX([.A110:.A113];MATCH([.R53];[.R40:.R4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17.3884735202492" calcext:value-type="float">
            <text:p>17,38847352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387677725119" calcext:value-type="float">
            <text:p>12,6387677725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string" office:string-value="" calcext:value-type="error">
            <text:p>#N/A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string" office:string-value="" calcext:value-type="error">
            <text:p>#N/A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string" office:string-value="" calcext:value-type="error">
            <text:p>#N/A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string" office:string-value="" calcext:value-type="error">
            <text:p>#N/A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_2.A102:graphs_sec_cpu_split_2.A107 graphs_sec_cpu_split_2.A97:graphs_sec_cpu_split_2.A97 graphs_sec_cpu_split_2.J24:graphs_sec_cpu_split_2.J29 graphs_sec_cpu_split_2.A98:graphs_sec_cpu_split_2.A98 graphs_sec_cpu_split_2.J29:graphs_sec_cpu_split_2.J34 graphs_sec_cpu_split_2.A99:graphs_sec_cpu_split_2.A99 graphs_sec_cpu_split_2.J34:graphs_sec_cpu_split_2.J39 graphs_sec_cpu_split_2.A100:graphs_sec_cpu_split_2.A100 graphs_sec_cpu_split_2.J39:graphs_sec_cpu_split_2.J4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_2.A102:graphs_sec_cpu_split_2.A107 graphs_sec_cpu_split_2.A97:graphs_sec_cpu_split_2.A97 graphs_sec_cpu_split_2.W24:graphs_sec_cpu_split_2.W29 graphs_sec_cpu_split_2.A98:graphs_sec_cpu_split_2.A98 graphs_sec_cpu_split_2.W29:graphs_sec_cpu_split_2.W34 graphs_sec_cpu_split_2.A99:graphs_sec_cpu_split_2.A99 graphs_sec_cpu_split_2.W34:graphs_sec_cpu_split_2.W39 graphs_sec_cpu_split_2.A100:graphs_sec_cpu_split_2.A100 graphs_sec_cpu_split_2.W39:graphs_sec_cpu_split_2.W4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_2.I83:graphs_sec_cpu_split_2.X83 graphs_sec_cpu_split_2.A97:graphs_sec_cpu_split_2.A97 graphs_sec_cpu_split_2.I50:graphs_sec_cpu_split_2.X50 graphs_sec_cpu_split_2.A98:graphs_sec_cpu_split_2.A98 graphs_sec_cpu_split_2.I51:graphs_sec_cpu_split_2.X51 graphs_sec_cpu_split_2.A99:graphs_sec_cpu_split_2.A99 graphs_sec_cpu_split_2.I52:graphs_sec_cpu_split_2.X52 graphs_sec_cpu_split_2.A100:graphs_sec_cpu_split_2.A100 graphs_sec_cpu_split_2.I53:graphs_sec_cpu_split_2.X5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formula="of:=MIN([.S35:.S38])" office:value-type="float" office:value="40.5629906542056" calcext:value-type="float">
            <text:p>40,5629906542</text:p>
          </table:table-cell>
          <table:table-cell table:formula="of:=MIN([.T35:.T38])" office:value-type="float" office:value="39.641308411215" calcext:value-type="float">
            <text:p>39,6413084112</text:p>
          </table:table-cell>
          <table:table-cell table:formula="of:=MIN([.U35:.U38])" office:value-type="float" office:value="38.067476635514" calcext:value-type="float">
            <text:p>38,0674766355</text:p>
          </table:table-cell>
          <table:table-cell table:formula="of:=MIN([.V35:.V38])" office:value-type="float" office:value="37.7628037383178" calcext:value-type="float">
            <text:p>37,7628037383</text:p>
          </table:table-cell>
          <table:table-cell table:formula="of:=MIN([.W35:.W38])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formula="of:=MIN([.S40:.S43])" office:value-type="float" office:value="13.301327014218" calcext:value-type="float">
            <text:p>13,3013270142</text:p>
          </table:table-cell>
          <table:table-cell table:formula="of:=MIN([.T40:.T43])" office:value-type="float" office:value="12.922654028436" calcext:value-type="float">
            <text:p>12,9226540284</text:p>
          </table:table-cell>
          <table:table-cell table:formula="of:=MIN([.U40:.U43])" office:value-type="float" office:value="13.6167772511848" calcext:value-type="float">
            <text:p>13,6167772512</text:p>
          </table:table-cell>
          <table:table-cell table:formula="of:=MIN([.V40:.V43])" office:value-type="float" office:value="12.6387677725119" calcext:value-type="float">
            <text:p>12,6387677725</text:p>
          </table:table-cell>
          <table:table-cell table:formula="of:=MIN([.W40:.W43])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48" calcext:value-type="float">
            <text:p>48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48" calcext:value-type="float">
            <text:p>48</text:p>
          </table:table-cell>
          <table:table-cell table:formula="of:=INDEX([.A103:.A106];MATCH([.P51];[.P30:.P33];0);1)" office:value-type="float" office:value="48" calcext:value-type="float">
            <text:p>48</text:p>
          </table:table-cell>
          <table:table-cell table:formula="of:=INDEX([.A103:.A106];MATCH([.Q51];[.Q30:.Q33];0);1)" office:value-type="float" office:value="48" calcext:value-type="float">
            <text:p>48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48" calcext:value-type="float">
            <text:p>48</text:p>
          </table:table-cell>
          <table:table-cell table:formula="of:=INDEX([.A103:.A106];MATCH([.L52];[.L35:.L38];0);1)" office:value-type="float" office:value="48" calcext:value-type="float">
            <text:p>48</text:p>
          </table:table-cell>
          <table:table-cell table:formula="of:=INDEX([.A103:.A106];MATCH([.M52];[.M35:.M38];0);1)" office:value-type="float" office:value="48" calcext:value-type="float">
            <text:p>48</text:p>
          </table:table-cell>
          <table:table-cell table:formula="of:=INDEX([.A103:.A106];MATCH([.N52];[.N35:.N38];0);1)" office:value-type="float" office:value="48" calcext:value-type="float">
            <text:p>48</text:p>
          </table:table-cell>
          <table:table-cell table:formula="of:=INDEX([.A103:.A106];MATCH([.O52];[.O35:.O38];0);1)" office:value-type="float" office:value="48" calcext:value-type="float">
            <text:p>48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16" calcext:value-type="float">
            <text:p>16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48" calcext:value-type="float">
            <text:p>48</text:p>
          </table:table-cell>
          <table:table-cell table:formula="of:=INDEX([.A103:.A106];MATCH([.L53];[.L40:.L43];0);1)" office:value-type="float" office:value="48" calcext:value-type="float">
            <text:p>48</text:p>
          </table:table-cell>
          <table:table-cell table:formula="of:=INDEX([.A103:.A106];MATCH([.M53];[.M40:.M43];0);1)" office:value-type="float" office:value="48" calcext:value-type="float">
            <text:p>48</text:p>
          </table:table-cell>
          <table:table-cell table:formula="of:=INDEX([.A103:.A106];MATCH([.N53];[.N40:.N43];0);1)" office:value-type="float" office:value="48" calcext:value-type="float">
            <text:p>48</text:p>
          </table:table-cell>
          <table:table-cell table:formula="of:=INDEX([.A103:.A106];MATCH([.O53];[.O40:.O43];0);1)" office:value-type="float" office:value="48" calcext:value-type="float">
            <text:p>48</text:p>
          </table:table-cell>
          <table:table-cell table:formula="of:=INDEX([.A103:.A106];MATCH([.P53];[.P40:.P43];0);1)" office:value-type="float" office:value="48" calcext:value-type="float">
            <text:p>48</text:p>
          </table:table-cell>
          <table:table-cell table:formula="of:=INDEX([.A103:.A106];MATCH([.Q53];[.Q40:.Q43];0);1)" office:value-type="float" office:value="48" calcext:value-type="float">
            <text:p>48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.A99:graphs_sec_cpu_split.A104 graphs_sec_cpu_split.A94:graphs_sec_cpu_split.A94 graphs_sec_cpu_split.J24:graphs_sec_cpu_split.J29 graphs_sec_cpu_split.A95:graphs_sec_cpu_split.A95 graphs_sec_cpu_split.J29:graphs_sec_cpu_split.J34 graphs_sec_cpu_split.A96:graphs_sec_cpu_split.A96 graphs_sec_cpu_split.J34:graphs_sec_cpu_split.J39 graphs_sec_cpu_split.A97:graphs_sec_cpu_split.A97 graphs_sec_cpu_split.J39:graphs_sec_cpu_split.J4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.A99:graphs_sec_cpu_split.A104 graphs_sec_cpu_split.A94:graphs_sec_cpu_split.A94 graphs_sec_cpu_split.W24:graphs_sec_cpu_split.W29 graphs_sec_cpu_split.A95:graphs_sec_cpu_split.A95 graphs_sec_cpu_split.W29:graphs_sec_cpu_split.W34 graphs_sec_cpu_split.A96:graphs_sec_cpu_split.A96 graphs_sec_cpu_split.W34:graphs_sec_cpu_split.W39 graphs_sec_cpu_split.A97:graphs_sec_cpu_split.A97 graphs_sec_cpu_split.W39:graphs_sec_cpu_split.W4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.I80:graphs_sec_cpu_split.X80 graphs_sec_cpu_split.A94:graphs_sec_cpu_split.A94 graphs_sec_cpu_split.I28:graphs_sec_cpu_split.X28 graphs_sec_cpu_split.A95:graphs_sec_cpu_split.A95 graphs_sec_cpu_split.I33:graphs_sec_cpu_split.X33 graphs_sec_cpu_split.A96:graphs_sec_cpu_split.A96 graphs_sec_cpu_split.I38:graphs_sec_cpu_split.X38 graphs_sec_cpu_split.A97:graphs_sec_cpu_split.A97 graphs_sec_cpu_split.I43:graphs_sec_cpu_split.X43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graphs_sec_cpu_split.I80:graphs_sec_cpu_split.X80 graphs_sec_cpu_split.A94:graphs_sec_cpu_split.A94 graphs_sec_cpu_split.I27:graphs_sec_cpu_split.X27 graphs_sec_cpu_split.A95:graphs_sec_cpu_split.A95 graphs_sec_cpu_split.I32:graphs_sec_cpu_split.X32 graphs_sec_cpu_split.A96:graphs_sec_cpu_split.A96 graphs_sec_cpu_split.I37:graphs_sec_cpu_split.X37 graphs_sec_cpu_split.A97:graphs_sec_cpu_split.A97 graphs_sec_cpu_split.I42:graphs_sec_cpu_split.X4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graphs_sec_cpu_split.I80:graphs_sec_cpu_split.X80 graphs_sec_cpu_split.A94:graphs_sec_cpu_split.A94 graphs_sec_cpu_split.I26:graphs_sec_cpu_split.X26 graphs_sec_cpu_split.A95:graphs_sec_cpu_split.A95 graphs_sec_cpu_split.I31:graphs_sec_cpu_split.X31 graphs_sec_cpu_split.A96:graphs_sec_cpu_split.A96 graphs_sec_cpu_split.I36:graphs_sec_cpu_split.X36 graphs_sec_cpu_split.A97:graphs_sec_cpu_split.A97 graphs_sec_cpu_split.I41:graphs_sec_cpu_split.X41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graphs_sec_cpu_split.I80:graphs_sec_cpu_split.X80 graphs_sec_cpu_split.A94:graphs_sec_cpu_split.A94 graphs_sec_cpu_split.I25:graphs_sec_cpu_split.X25 graphs_sec_cpu_split.A95:graphs_sec_cpu_split.A95 graphs_sec_cpu_split.I30:graphs_sec_cpu_split.X30 graphs_sec_cpu_split.A96:graphs_sec_cpu_split.A96 graphs_sec_cpu_split.I35:graphs_sec_cpu_split.X35 graphs_sec_cpu_split.A97:graphs_sec_cpu_split.A97 graphs_sec_cpu_split.I40:graphs_sec_cpu_split.X40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234.38mm" svg:height="145.03mm" svg:x="191.14mm" svg:y="686.2mm">
            <loext:p draw:notify-on-update-of-ranges="graphs_sec_cpu_split.I80:graphs_sec_cpu_split.X80 graphs_sec_cpu_split.A107:graphs_sec_cpu_split.A107 graphs_sec_cpu_split.I25:graphs_sec_cpu_split.X25 graphs_sec_cpu_split.A108:graphs_sec_cpu_split.A108 graphs_sec_cpu_split.I26:graphs_sec_cpu_split.X26 graphs_sec_cpu_split.A109:graphs_sec_cpu_split.A109 graphs_sec_cpu_split.I27:graphs_sec_cpu_split.X27 graphs_sec_cpu_split.A110:graphs_sec_cpu_split.A110 graphs_sec_cpu_split.I28:graphs_sec_cpu_split.X28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7" draw:style-name="gr1" draw:text-style-name="P1" svg:width="212.26mm" svg:height="130.66mm" svg:x="453.28mm" svg:y="686.2mm">
            <loext:p draw:notify-on-update-of-ranges="graphs_sec_cpu_split.A106:graphs_sec_cpu_split.A111 graphs_sec_cpu_split.A112:graphs_sec_cpu_split.A112 graphs_sec_cpu_split.D24:graphs_sec_cpu_split.D29 graphs_sec_cpu_split.A113:graphs_sec_cpu_split.A113 graphs_sec_cpu_split.E24:graphs_sec_cpu_split.E29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8" draw:style-name="gr1" draw:text-style-name="P1" svg:width="212.26mm" svg:height="130.66mm" svg:x="454.19mm" svg:y="844.2mm">
            <loext:p draw:notify-on-update-of-ranges="graphs_sec_cpu_split.A106:graphs_sec_cpu_split.A111 graphs_sec_cpu_split.A112:graphs_sec_cpu_split.A112 graphs_sec_cpu_split.D29:graphs_sec_cpu_split.D34 graphs_sec_cpu_split.A113:graphs_sec_cpu_split.A113 graphs_sec_cpu_split.E29:graphs_sec_cpu_split.E34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9" draw:style-name="gr1" draw:text-style-name="P1" svg:width="234.38mm" svg:height="145.03mm" svg:x="191.14mm" svg:y="839.7mm">
            <loext:p draw:notify-on-update-of-ranges="graphs_sec_cpu_split.I80:graphs_sec_cpu_split.X80 graphs_sec_cpu_split.A107:graphs_sec_cpu_split.A107 graphs_sec_cpu_split.I30:graphs_sec_cpu_split.X30 graphs_sec_cpu_split.A108:graphs_sec_cpu_split.A108 graphs_sec_cpu_split.I31:graphs_sec_cpu_split.X31 graphs_sec_cpu_split.A109:graphs_sec_cpu_split.A109 graphs_sec_cpu_split.I32:graphs_sec_cpu_split.X32 graphs_sec_cpu_split.A110:graphs_sec_cpu_split.A110 graphs_sec_cpu_split.I33:graphs_sec_cpu_split.X33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0" draw:style-name="gr1" draw:text-style-name="P1" svg:width="234.38mm" svg:height="145.03mm" svg:x="191.45mm" svg:y="998.31mm">
            <loext:p draw:notify-on-update-of-ranges="graphs_sec_cpu_split.I80:graphs_sec_cpu_split.X80 graphs_sec_cpu_split.A107:graphs_sec_cpu_split.A107 graphs_sec_cpu_split.I35:graphs_sec_cpu_split.X35 graphs_sec_cpu_split.A108:graphs_sec_cpu_split.A108 graphs_sec_cpu_split.I36:graphs_sec_cpu_split.X36 graphs_sec_cpu_split.A109:graphs_sec_cpu_split.A109 graphs_sec_cpu_split.I37:graphs_sec_cpu_split.X37 graphs_sec_cpu_split.A110:graphs_sec_cpu_split.A110 graphs_sec_cpu_split.I38:graphs_sec_cpu_split.X38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1" draw:style-name="gr1" draw:text-style-name="P1" svg:width="212.26mm" svg:height="130.66mm" svg:x="454.19mm" svg:y="1002.21mm">
            <loext:p draw:notify-on-update-of-ranges="graphs_sec_cpu_split.A106:graphs_sec_cpu_split.A111 graphs_sec_cpu_split.A112:graphs_sec_cpu_split.A112 graphs_sec_cpu_split.D34:graphs_sec_cpu_split.D39 graphs_sec_cpu_split.A113:graphs_sec_cpu_split.A113 graphs_sec_cpu_split.E34:graphs_sec_cpu_split.E39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2" draw:style-name="gr1" draw:text-style-name="P1" svg:width="234.38mm" svg:height="145.03mm" svg:x="191.14mm" svg:y="1155.71mm">
            <loext:p draw:notify-on-update-of-ranges="graphs_sec_cpu_split.I80:graphs_sec_cpu_split.X80 graphs_sec_cpu_split.A107:graphs_sec_cpu_split.A107 graphs_sec_cpu_split.I40:graphs_sec_cpu_split.X40 graphs_sec_cpu_split.A108:graphs_sec_cpu_split.A108 graphs_sec_cpu_split.I41:graphs_sec_cpu_split.X41 graphs_sec_cpu_split.A109:graphs_sec_cpu_split.A109 graphs_sec_cpu_split.I42:graphs_sec_cpu_split.X42 graphs_sec_cpu_split.A110:graphs_sec_cpu_split.A110 graphs_sec_cpu_split.I43:graphs_sec_cpu_split.X43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3" draw:style-name="gr1" draw:text-style-name="P1" svg:width="212.26mm" svg:height="130.66mm" svg:x="455.1mm" svg:y="1156.01mm">
            <loext:p draw:notify-on-update-of-ranges="graphs_sec_cpu_split.A106:graphs_sec_cpu_split.A111 graphs_sec_cpu_split.A112:graphs_sec_cpu_split.A112 graphs_sec_cpu_split.D39:graphs_sec_cpu_split.D44 graphs_sec_cpu_split.A113:graphs_sec_cpu_split.A113 graphs_sec_cpu_split.E39:graphs_sec_cpu_split.E44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_2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office:forms form:automatic-focus="false" form:apply-design-mode="false"/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17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number-columns-repeated="3" table:default-cell-style-name="ce1"/>
        <table:table-column table:style-name="co17" table:number-columns-repeated="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office:forms form:automatic-focus="false" form:apply-design-mode="false"/>
        <table:table-column table:style-name="co2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0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2:35:38.407720663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6-19T03:17:54.440079414</dc:date>
    <meta:editing-duration>P4DT12H34M27S</meta:editing-duration>
    <meta:editing-cycles>180</meta:editing-cycles>
    <meta:generator>LibreOffice/5.1.6.2$Linux_X86_64 LibreOffice_project/10m0$Build-2</meta:generator>
    <meta:document-statistic meta:table-count="10" meta:cell-count="9020"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21cm" svg:width="13.198cm" svg:height="8.639cm">
          <chartooo:coordinate-region svg:x="3.332cm" svg:y="1.321cm" svg:width="10.219cm" svg:height="3.625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2.72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678cm" svg:y="1.498cm" svg:width="12.203cm" svg:height="9.858cm">
          <chartooo:coordinate-region svg:x="2.405cm" svg:y="1.724cm" svg:width="11.476cm" svg:height="8.932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6cm" chart:style-name="ch2">
          <text:p>Calc det 11 code block=data block</text:p>
        </chart:title>
        <chart:legend chart:legend-position="end" svg:x="14.256cm" svg:y="4.535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678cm" svg:y="1.498cm" svg:width="12.203cm" svg:height="9.858cm">
          <chartooo:coordinate-region svg:x="2.749cm" svg:y="1.724cm" svg:width="11.132cm" svg:height="8.932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5cm" chart:style-name="ch2">
          <text:p>Calc det 11 code block=data block</text:p>
        </chart:title>
        <chart:legend chart:legend-position="end" svg:x="18.388cm" svg:y="4.745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761cm" svg:y="1.516cm" svg:width="16.169cm" svg:height="10.251cm">
          <chartooo:coordinate-region svg:x="3.986cm" svg:y="1.516cm" svg:width="13.004cm" svg:height="4.237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58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J24:graphs_sec_cpu_split.J4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J24:graphs_sec_cpu_split.J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J29:graphs_sec_cpu_split.J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J34:graphs_sec_cpu_split.J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J39:graphs_sec_cpu_split.J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J24:graphs_sec_cpu_split.J29</svg:desc>
                </draw:g>
              </table:table-cell>
              <table:table-cell office:value-type="float" office:value="NaN">
                <text:p>NaN</text:p>
                <draw:g>
                  <svg:desc>graphs_sec_cpu_split.J29:graphs_sec_cpu_split.J34</svg:desc>
                </draw:g>
              </table:table-cell>
              <table:table-cell office:value-type="float" office:value="NaN">
                <text:p>NaN</text:p>
                <draw:g>
                  <svg:desc>graphs_sec_cpu_split.J34:graphs_sec_cpu_split.J39</svg:desc>
                </draw:g>
              </table:table-cell>
              <table:table-cell office:value-type="float" office:value="NaN">
                <text:p>NaN</text:p>
                <draw:g>
                  <svg:desc>graphs_sec_cpu_split.J39:graphs_sec_cpu_split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W24:graphs_sec_cpu_split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412cm" svg:y="9.737cm" chart:style-name="ch6">
              <text:p>Useful bytes in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W24:graphs_sec_cpu_split.W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W29:graphs_sec_cpu_split.W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W34:graphs_sec_cpu_split.W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W39:graphs_sec_cpu_split.W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W24:graphs_sec_cpu_split.W29</svg:desc>
                </draw:g>
              </table:table-cell>
              <table:table-cell office:value-type="float" office:value="NaN">
                <text:p>NaN</text:p>
                <draw:g>
                  <svg:desc>graphs_sec_cpu_split.W29:graphs_sec_cpu_split.W34</svg:desc>
                </draw:g>
              </table:table-cell>
              <table:table-cell office:value-type="float" office:value="NaN">
                <text:p>NaN</text:p>
                <draw:g>
                  <svg:desc>graphs_sec_cpu_split.W34:graphs_sec_cpu_split.W39</svg:desc>
                </draw:g>
              </table:table-cell>
              <table:table-cell office:value-type="float" office:value="NaN">
                <text:p>NaN</text:p>
                <draw:g>
                  <svg:desc>graphs_sec_cpu_split.W39:graphs_sec_cpu_split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" xlink:type="simple" chart:class="chart:line" chart:style-name="ch1">
        <chart:title svg:x="8.316cm" svg:y="0.344cm" chart:style-name="ch2">
          <text:p>3 Different Worlds</text:p>
        </chart:title>
        <chart:legend chart:legend-position="end" svg:x="15.648cm" svg:y="3.991cm" style:legend-expansion="high" chart:style-name="ch3"/>
        <chart:plot-area chart:style-name="ch4" chart:data-source-has-labels="both" svg:x="2.222cm" svg:y="1.472cm" svg:width="13.057cm" svg:height="6.994cm">
          <chartooo:coordinate-region svg:x="2.949cm" svg:y="1.698cm" svg:width="12.33cm" svg:height="6.068cm"/>
          <chart:axis chart:dimension="x" chart:name="primary-x" chart:style-name="ch5" chartooo:axis-type="auto">
            <chartooo:date-scale/>
            <chart:title svg:x="7.88cm" svg:y="8.675cm" chart:style-name="ch6">
              <text:p>Worlds</text:p>
            </chart:title>
            <chart:categories table:cell-range-address="local-table.$B$1:.$F$1"/>
          </chart:axis>
          <chart:axis chart:dimension="y" chart:name="primary-y" chart:style-name="ch7">
            <chart:title svg:x="0.95cm" svg:y="5.78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8:graphs_sec_cpu_split.X28 graphs_sec_cpu_split.I33:graphs_sec_cpu_split.X33 graphs_sec_cpu_split.I38:graphs_sec_cpu_split.X38 graphs_sec_cpu_split.I43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8:graphs_sec_cpu_split.X28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3:graphs_sec_cpu_split.X33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8:graphs_sec_cpu_split.X38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7:graphs_sec_cpu_split.X27 graphs_sec_cpu_split.I32:graphs_sec_cpu_split.X32 graphs_sec_cpu_split.I37:graphs_sec_cpu_split.X37 graphs_sec_cpu_split.I42:graphs_sec_cpu_split.X42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7:graphs_sec_cpu_split.X27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2:graphs_sec_cpu_split.X32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2:graphs_sec_cpu_split.X42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6:graphs_sec_cpu_split.X26 graphs_sec_cpu_split.I31:graphs_sec_cpu_split.X31 graphs_sec_cpu_split.I36:graphs_sec_cpu_split.X36 graphs_sec_cpu_split.I41:graphs_sec_cpu_split.X41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6:graphs_sec_cpu_split.X26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6:graphs_sec_cpu_split.X36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1:graphs_sec_cpu_split.X41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5:graphs_sec_cpu_split.X25 graphs_sec_cpu_split.I30:graphs_sec_cpu_split.X30 graphs_sec_cpu_split.I35:graphs_sec_cpu_split.X35 graphs_sec_cpu_split.I40:graphs_sec_cpu_split.X40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0:graphs_sec_cpu_split.X30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5:graphs_sec_cpu_split.X35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0:graphs_sec_cpu_split.X40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J24:graphs_sec_cpu_split_2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J24:graphs_sec_cpu_split_2.J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J29:graphs_sec_cpu_split_2.J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J34:graphs_sec_cpu_split_2.J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J39:graphs_sec_cpu_split_2.J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J24:graphs_sec_cpu_split_2.J29</svg:desc>
                </draw:g>
              </table:table-cell>
              <table:table-cell office:value-type="float" office:value="NaN">
                <text:p>NaN</text:p>
                <draw:g>
                  <svg:desc>graphs_sec_cpu_split_2.J29:graphs_sec_cpu_split_2.J34</svg:desc>
                </draw:g>
              </table:table-cell>
              <table:table-cell office:value-type="float" office:value="NaN">
                <text:p>NaN</text:p>
                <draw:g>
                  <svg:desc>graphs_sec_cpu_split_2.J34:graphs_sec_cpu_split_2.J39</svg:desc>
                </draw:g>
              </table:table-cell>
              <table:table-cell office:value-type="float" office:value="NaN">
                <text:p>NaN</text:p>
                <draw:g>
                  <svg:desc>graphs_sec_cpu_split_2.J39:graphs_sec_cpu_split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W24:graphs_sec_cpu_split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W24:graphs_sec_cpu_split_2.W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W29:graphs_sec_cpu_split_2.W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W34:graphs_sec_cpu_split_2.W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W39:graphs_sec_cpu_split_2.W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W24:graphs_sec_cpu_split_2.W29</svg:desc>
                </draw:g>
              </table:table-cell>
              <table:table-cell office:value-type="float" office:value="NaN">
                <text:p>NaN</text:p>
                <draw:g>
                  <svg:desc>graphs_sec_cpu_split_2.W29:graphs_sec_cpu_split_2.W34</svg:desc>
                </draw:g>
              </table:table-cell>
              <table:table-cell office:value-type="float" office:value="NaN">
                <text:p>NaN</text:p>
                <draw:g>
                  <svg:desc>graphs_sec_cpu_split_2.W34:graphs_sec_cpu_split_2.W39</svg:desc>
                </draw:g>
              </table:table-cell>
              <table:table-cell office:value-type="float" office:value="NaN">
                <text:p>NaN</text:p>
                <draw:g>
                  <svg:desc>graphs_sec_cpu_split_2.W39:graphs_sec_cpu_split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graphs_sec_cpu_split_2.I83:graphs_sec_cpu_split_2.X83 graphs_sec_cpu_split_2.A97:graphs_sec_cpu_split_2.A100 graphs_sec_cpu_split_2.I50:graphs_sec_cpu_split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_2.I83:graphs_sec_cpu_split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I50:graphs_sec_cpu_split_2.X50" chart:label-cell-address="graphs_sec_cpu_split_2.A97:graphs_sec_cpu_split_2.A97" chart:class="chart:line">
            <chart:data-point chart:repeated="16"/>
          </chart:series>
          <chart:series chart:style-name="ch12" chart:values-cell-range-address="graphs_sec_cpu_split_2.I51:graphs_sec_cpu_split_2.X51" chart:label-cell-address="graphs_sec_cpu_split_2.A98:graphs_sec_cpu_split_2.A98" chart:class="chart:line">
            <chart:data-point chart:repeated="16"/>
          </chart:series>
          <chart:series chart:style-name="ch13" chart:values-cell-range-address="graphs_sec_cpu_split_2.I52:graphs_sec_cpu_split_2.X52" chart:label-cell-address="graphs_sec_cpu_split_2.A99:graphs_sec_cpu_split_2.A99" chart:class="chart:line">
            <chart:data-point chart:repeated="16"/>
          </chart:series>
          <chart:series chart:style-name="ch14" chart:values-cell-range-address="graphs_sec_cpu_split_2.I53:graphs_sec_cpu_split_2.X53" chart:label-cell-address="graphs_sec_cpu_split_2.A100:graphs_sec_cpu_split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_2.I83:graphs_sec_cpu_split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float" office:value="NaN">
                <text:p>NaN</text:p>
                <draw:g>
                  <svg:desc>graphs_sec_cpu_split_2.I50:graphs_sec_cpu_split_2.X50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float" office:value="NaN">
                <text:p>NaN</text:p>
                <draw:g>
                  <svg:desc>graphs_sec_cpu_split_2.I51:graphs_sec_cpu_split_2.X5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float" office:value="NaN">
                <text:p>NaN</text:p>
                <draw:g>
                  <svg:desc>graphs_sec_cpu_split_2.I52:graphs_sec_cpu_split_2.X52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  <table:table-cell office:value-type="float" office:value="NaN">
                <text:p>NaN</text:p>
                <draw:g>
                  <svg:desc>graphs_sec_cpu_split_2.I53:graphs_sec_cpu_split_2.X53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12cm" svg:y="0.425cm" chart:style-name="ch2">
          <text:p>Primes 150k all block and cache configurations</text:p>
        </chart:title>
        <chart:legend svg:x="18.909cm" svg:y="3.982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25:graphs_sec_cpu_split.X2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26:graphs_sec_cpu_split.X2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27:graphs_sec_cpu_split.X2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28:graphs_sec_cpu_split.X2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4:graphs_sec_cpu_split.E29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4:graphs_sec_cpu_split.D2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4:graphs_sec_cpu_split.E2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4:graphs_sec_cpu_split.D29</svg:desc>
                </draw:g>
              </table:table-cell>
              <table:table-cell office:value-type="float" office:value="NaN">
                <text:p>NaN</text:p>
                <draw:g>
                  <svg:desc>graphs_sec_cpu_split.E24:graphs_sec_cpu_split.E2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9:graphs_sec_cpu_split.E3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9:graphs_sec_cpu_split.D3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9:graphs_sec_cpu_split.E3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9:graphs_sec_cpu_split.D34</svg:desc>
                </draw:g>
              </table:table-cell>
              <table:table-cell office:value-type="float" office:value="NaN">
                <text:p>NaN</text:p>
                <draw:g>
                  <svg:desc>graphs_sec_cpu_split.E29:graphs_sec_cpu_split.E3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544cm" svg:y="0.425cm" chart:style-name="ch2">
          <text:p>Hanoi 28 all block and cache configurations</text:p>
        </chart:title>
        <chart:legend svg:x="19.302cm" svg:y="4.222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0:graphs_sec_cpu_split.X3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0:graphs_sec_cpu_split.X3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2:graphs_sec_cpu_split.X3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3:graphs_sec_cpu_split.X3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763cm" svg:y="0.425cm" chart:style-name="ch2">
          <text:p>Matrix Mult 800 all block and cache configurations</text:p>
        </chart:title>
        <chart:legend svg:x="19.029cm" svg:y="4.37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5:graphs_sec_cpu_split.X3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5:graphs_sec_cpu_split.X3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6:graphs_sec_cpu_split.X3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8:graphs_sec_cpu_split.X3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4:graphs_sec_cpu_split.E39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4:graphs_sec_cpu_split.D3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4:graphs_sec_cpu_split.E3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4:graphs_sec_cpu_split.D39</svg:desc>
                </draw:g>
              </table:table-cell>
              <table:table-cell office:value-type="float" office:value="NaN">
                <text:p>NaN</text:p>
                <draw:g>
                  <svg:desc>graphs_sec_cpu_split.E34:graphs_sec_cpu_split.E3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221cm" svg:y="0.425cm" chart:style-name="ch2">
          <text:p>Calc determinant 11 all block and cache configurations</text:p>
        </chart:title>
        <chart:legend svg:x="18.667cm" svg:y="4.34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40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40:graphs_sec_cpu_split.X4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41:graphs_sec_cpu_split.X4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42:graphs_sec_cpu_split.X4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9:graphs_sec_cpu_split.E4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9:graphs_sec_cpu_split.D4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9:graphs_sec_cpu_split.E4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9:graphs_sec_cpu_split.D44</svg:desc>
                </draw:g>
              </table:table-cell>
              <table:table-cell office:value-type="float" office:value="NaN">
                <text:p>NaN</text:p>
                <draw:g>
                  <svg:desc>graphs_sec_cpu_split.E39:graphs_sec_cpu_split.E4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4.837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08cm" svg:y="1.498cm" svg:width="12.373cm" svg:height="9.858cm">
          <chartooo:coordinate-region svg:x="4.368cm" svg:y="1.498cm" svg:width="9.22cm" svg:height="4.817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